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11A924BF.png" manifest:media-type="image/png"/>
  <manifest:file-entry manifest:full-path="Pictures/10000001000001080000015CDEEB9873.png" manifest:media-type="image/png"/>
  <manifest:file-entry manifest:full-path="Pictures/10000001000001E5000001F554491CCC.png" manifest:media-type="image/png"/>
  <manifest:file-entry manifest:full-path="Pictures/10000001000001E1000001F5380B1C06.png" manifest:media-type="image/png"/>
  <manifest:file-entry manifest:full-path="Pictures/10000001000000F60000013008A6DD93.png" manifest:media-type="image/png"/>
  <manifest:file-entry manifest:full-path="Pictures/100000010000011E0000015E658D8B31.png" manifest:media-type="image/png"/>
  <manifest:file-entry manifest:full-path="Pictures/10000001000001E5000001F5901EBC98.png" manifest:media-type="image/png"/>
  <manifest:file-entry manifest:full-path="Pictures/10000001000001E8000001F5380CDE73.png" manifest:media-type="image/png"/>
  <manifest:file-entry manifest:full-path="Pictures/10000001000001480000019CBE9DCEEC.png" manifest:media-type="image/png"/>
  <manifest:file-entry manifest:full-path="Pictures/100000010000015D000001379BAC60DC.png" manifest:media-type="image/png"/>
  <manifest:file-entry manifest:full-path="Pictures/10000001000001EE000001F5CF75296C.png" manifest:media-type="image/png"/>
  <manifest:file-entry manifest:full-path="Pictures/100000010000015D000001370A5E83D6.png" manifest:media-type="image/png"/>
  <manifest:file-entry manifest:full-path="Pictures/100000010000015D00000137D3CA9C2C.png" manifest:media-type="image/png"/>
  <manifest:file-entry manifest:full-path="Pictures/10000001000001480000019A3B968DC0.png" manifest:media-type="image/png"/>
  <manifest:file-entry manifest:full-path="Pictures/100000010000015D000001375202A28A.png" manifest:media-type="image/png"/>
  <manifest:file-entry manifest:full-path="Pictures/100000010000014E000001A4E1BD687F.png" manifest:media-type="image/png"/>
  <manifest:file-entry manifest:full-path="Pictures/10000001000000EA00000130F701782B.png" manifest:media-type="image/png"/>
  <manifest:file-entry manifest:full-path="Pictures/1000000100000174000000422145A109.png" manifest:media-type="image/png"/>
  <manifest:file-entry manifest:full-path="Pictures/100000010000015D00000137FF094213.png" manifest:media-type="image/png"/>
  <manifest:file-entry manifest:full-path="Pictures/100000010000015D000001372C0A3948.png" manifest:media-type="image/png"/>
  <manifest:file-entry manifest:full-path="Pictures/10000001000001E8000001F551C36674.png" manifest:media-type="image/png"/>
  <manifest:file-entry manifest:full-path="Pictures/100000010000009C00000042CA911374.png" manifest:media-type="image/png"/>
  <manifest:file-entry manifest:full-path="Pictures/100000010000014E000001A481A8098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138cm" fo:min-width="3.158cm" draw:shadow="visible" loext:shadow-blur="0.353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0.476cm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4.83cm" fo:min-width="7.12cm" draw:shadow="visible" loext:shadow-blur="0.353cm" loext:decorative="false"/>
    </style:style>
    <style:style style:name="gr8" style:family="graphic" style:parent-style-name="standard">
      <style:graphic-properties draw:stroke="none" draw:fill="none" fo:min-height="0.491cm" draw:shadow="hidden" loext:shadow-blur="0.17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1.884cm" fo:min-width="5.342cm" draw:shadow="visible" loext:shadow-blur="0.353cm" loext:decorative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2.138cm" fo:min-width="3.945cm" draw:shadow="visible" loext:shadow-blur="0.353cm" loext:decorative="false"/>
    </style:style>
    <style:style style:name="gr12" style:family="graphic">
      <style:graphic-properties loext:decorative="false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2.326cm" fo:min-width="3.706cm" draw:shadow="hidden" loext:shadow-blur="0.353cm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2.326cm" fo:min-width="4.244cm" draw:shadow="hidden" loext:shadow-blur="0.353cm" loext:decorative="false"/>
    </style:style>
    <style:style style:name="gr19" style:family="graphic" style:parent-style-name="standard">
      <style:graphic-properties draw:stroke="none" draw:fill="none" fo:min-height="0.779cm" draw:shadow="hidden" loext:shadow-blur="0.176cm" loext:decorative="false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14.5pt" style:font-size-asian="14pt" style:font-size-complex="14pt"/>
    </style:style>
    <style:style style:name="P4" style:family="paragraph">
      <loext:graphic-properties draw:fill="solid" draw:fill-color="#ffdbb6"/>
      <style:paragraph-properties fo:text-align="center"/>
      <style:text-properties fo:font-size="14.5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dbb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4" draw:id="id4">
          <draw:g draw:style-name="gr1">
            <draw:custom-shape draw:style-name="gr2" draw:text-style-name="P1" draw:layer="layout" svg:width="3.658cm" svg:height="2.388cm" svg:x="6.35cm" svg:y="6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2" draw:layer="layout" svg:width="1.651cm" svg:height="2.134cm" svg:x="6.467cm" svg:y="6.464cm">
            <draw:image xlink:href="Pictures/100000010000014E000001A481A80984.png" xlink:type="simple" xlink:show="embed" xlink:actuate="onLoad" draw:mime-type="image/png">
              <text:p/>
            </draw:image>
          </draw:frame>
          <draw:frame draw:style-name="gr3" draw:text-style-name="P2" draw:layer="layout" svg:width="1.651cm" svg:height="2.134cm" svg:x="8.242cm" svg:y="6.464cm">
            <draw:image xlink:href="Pictures/100000010000014E000001A4E1BD687F.png" xlink:type="simple" xlink:show="embed" xlink:actuate="onLoad" draw:mime-type="image/png">
              <text:p/>
            </draw:image>
          </draw:frame>
        </draw:g>
        <draw:frame draw:style-name="gr4" draw:text-style-name="P3" draw:layer="layout" svg:width="3.991cm" svg:height="0.806cm" svg:x="1.171cm" svg:y="0.544cm">
          <draw:text-box>
            <text:p text:style-name="P2"><text:span text:style-name="T1">Input MERFISH</text:span></text:p>
          </draw:text-box>
        </draw:frame>
        <draw:rect draw:style-name="gr5" draw:text-style-name="P4" xml:id="id2" draw:id="id2" draw:layer="layout" svg:width="3.301cm" svg:height="2.085cm" svg:x="1.566cm" svg:y="5.445cm">
          <text:p text:style-name="P2"><text:span text:style-name="T2">MERFISH</text:span></text:p>
          <text:p text:style-name="P2"><text:span text:style-name="T2">anatomical</text:span></text:p>
          <text:p text:style-name="P2"><text:span text:style-name="T2">labeling</text:span></text:p>
        </draw:rect>
        <draw:connector draw:style-name="gr6" draw:text-style-name="P5" draw:layer="layout" draw:type="line" svg:x1="3.216cm" svg:y1="3.492cm" svg:x2="3.216cm" svg:y2="5.445cm" draw:start-shape="id1" draw:start-glue-point="2" draw:end-shape="id2" draw:end-glue-point="0" svg:d="M3216 3492v1953" svg:viewBox="0 0 1 1954">
          <text:p/>
        </draw:connector>
        <draw:connector draw:style-name="gr6" draw:text-style-name="P5" draw:layer="layout" draw:type="line" svg:x1="3.216cm" svg:y1="7.53cm" svg:x2="3.216cm" svg:y2="9.373cm" draw:start-shape="id2" draw:start-glue-point="2" draw:end-shape="id3" draw:end-glue-point="0" svg:d="M3216 7530v1843" svg:viewBox="0 0 1 1844">
          <text:p/>
        </draw:connector>
        <draw:custom-shape draw:style-name="gr7" draw:text-style-name="P1" draw:layer="layout" svg:width="7.62cm" svg:height="5.08cm" svg:x="7.167cm" svg:y="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5.547cm" svg:height="0.763cm" svg:x="7.167cm" svg:y="0.354cm">
          <draw:text-box>
            <text:p><text:span text:style-name="T3">AllenCCFv3</text:span></text:p>
          </draw:text-box>
        </draw:frame>
        <draw:frame draw:style-name="gr9" draw:text-style-name="P5" draw:layer="layout" svg:width="2.379cm" svg:height="2.139cm" svg:x="7.277cm" svg:y="1.004cm">
          <draw:image xlink:href="Pictures/100000010000015D000001370A5E83D6.png" xlink:type="simple" xlink:show="embed" xlink:actuate="onLoad" draw:mime-type="image/png">
            <text:p/>
          </draw:image>
        </draw:frame>
        <draw:frame draw:style-name="gr9" draw:text-style-name="P5" draw:layer="layout" svg:width="2.38cm" svg:height="2.139cm" svg:x="9.793cm" svg:y="1.004cm">
          <draw:image xlink:href="Pictures/100000010000015D00000137FF094213.png" xlink:type="simple" xlink:show="embed" xlink:actuate="onLoad" draw:mime-type="image/png">
            <text:p/>
          </draw:image>
        </draw:frame>
        <draw:frame draw:style-name="gr9" draw:text-style-name="P5" draw:layer="layout" svg:width="2.38cm" svg:height="2.139cm" svg:x="12.309cm" svg:y="1.004cm">
          <draw:image xlink:href="Pictures/100000010000015D000001375202A28A.png" xlink:type="simple" xlink:show="embed" xlink:actuate="onLoad" draw:mime-type="image/png">
            <text:p/>
          </draw:image>
        </draw:frame>
        <draw:frame draw:style-name="gr9" draw:text-style-name="P5" draw:layer="layout" svg:width="2.379cm" svg:height="2.139cm" svg:x="7.277cm" svg:y="3.227cm">
          <draw:image xlink:href="Pictures/100000010000015D00000137D3CA9C2C.png" xlink:type="simple" xlink:show="embed" xlink:actuate="onLoad" draw:mime-type="image/png">
            <text:p/>
          </draw:image>
        </draw:frame>
        <draw:frame draw:style-name="gr9" draw:text-style-name="P5" xml:id="id8" draw:id="id8" draw:layer="layout" svg:width="2.38cm" svg:height="2.139cm" svg:x="9.793cm" svg:y="3.227cm">
          <draw:image xlink:href="Pictures/100000010000015D000001379BAC60DC.png" xlink:type="simple" xlink:show="embed" xlink:actuate="onLoad" draw:mime-type="image/png">
            <text:p/>
          </draw:image>
        </draw:frame>
        <draw:frame draw:style-name="gr9" draw:text-style-name="P5" draw:layer="layout" svg:width="2.38cm" svg:height="2.14cm" svg:x="12.309cm" svg:y="3.212cm">
          <draw:image xlink:href="Pictures/100000010000015D000001372C0A3948.png" xlink:type="simple" xlink:show="embed" xlink:actuate="onLoad" draw:mime-type="image/png">
            <text:p/>
          </draw:image>
        </draw:frame>
        <draw:g draw:style-name="gr1" xml:id="id1" draw:id="id1">
          <draw:custom-shape draw:style-name="gr10" draw:text-style-name="P1" draw:layer="layout" svg:width="5.842cm" svg:height="2.134cm" svg:x="0.295cm" svg:y="1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29cm" svg:height="1.905cm" svg:x="0.412cm" svg:y="1.476cm">
            <draw:image xlink:href="Pictures/10000001000001E8000001F551C36674.png" xlink:type="simple" xlink:show="embed" xlink:actuate="onLoad" draw:mime-type="image/png">
              <text:p/>
            </draw:image>
          </draw:frame>
          <draw:frame draw:style-name="gr3" draw:text-style-name="P2" draw:layer="layout" svg:width="1.829cm" svg:height="1.905cm" svg:x="2.305cm" svg:y="1.476cm">
            <draw:image xlink:href="Pictures/10000001000001EE000001F5CF75296C.png" xlink:type="simple" xlink:show="embed" xlink:actuate="onLoad" draw:mime-type="image/png">
              <text:p/>
            </draw:image>
          </draw:frame>
          <draw:frame draw:style-name="gr3" draw:text-style-name="P2" draw:layer="layout" svg:width="1.812cm" svg:height="1.905cm" svg:x="4.198cm" svg:y="1.476cm">
            <draw:image xlink:href="Pictures/10000001000001E8000001F5380CDE73.png" xlink:type="simple" xlink:show="embed" xlink:actuate="onLoad" draw:mime-type="image/png">
              <text:p/>
            </draw:image>
          </draw:frame>
        </draw:g>
        <draw:g draw:style-name="gr1" xml:id="id3" draw:id="id3">
          <draw:custom-shape draw:style-name="gr10" draw:text-style-name="P1" draw:layer="layout" svg:width="5.842cm" svg:height="2.134cm" svg:x="0.295cm" svg:y="9.3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29cm" svg:height="1.88cm" svg:x="4.232cm" svg:y="9.498cm">
            <draw:image xlink:href="Pictures/10000001000001E5000001F5901EBC98.png" xlink:type="simple" xlink:show="embed" xlink:actuate="onLoad" draw:mime-type="image/png">
              <text:p/>
            </draw:image>
          </draw:frame>
          <draw:frame draw:style-name="gr3" draw:text-style-name="P2" draw:layer="layout" svg:width="1.829cm" svg:height="1.88cm" svg:x="2.327cm" svg:y="9.498cm">
            <draw:image xlink:href="Pictures/10000001000001E1000001F5380B1C06.png" xlink:type="simple" xlink:show="embed" xlink:actuate="onLoad" draw:mime-type="image/png">
              <text:p/>
            </draw:image>
          </draw:frame>
          <draw:frame draw:style-name="gr3" draw:text-style-name="P2" draw:layer="layout" svg:width="1.829cm" svg:height="1.88cm" svg:x="0.422cm" svg:y="9.498cm">
            <draw:image xlink:href="Pictures/10000001000001E5000001F554491CCC.png" xlink:type="simple" xlink:show="embed" xlink:actuate="onLoad" draw:mime-type="image/png">
              <text:p/>
            </draw:image>
          </draw:frame>
        </draw:g>
        <draw:g draw:style-name="gr1" xml:id="id7" draw:id="id7">
          <draw:custom-shape draw:style-name="gr11" draw:text-style-name="P1" draw:layer="layout" svg:width="4.445cm" svg:height="2.388cm" svg:x="4.762cm" svg:y="13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2">
            <draw:frame draw:style-name="gr3" draw:text-style-name="P2" draw:layer="layout" svg:width="2.006cm" svg:height="2.135cm" svg:x="4.932cm" svg:y="13.174cm">
              <draw:image xlink:href="Pictures/100000010000011E0000015E658D8B31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.944cm" svg:height="2.135cm" svg:x="7.077cm" svg:y="13.174cm">
              <draw:image xlink:href="Pictures/10000001000001080000015CDEEB9873.png" xlink:type="simple" xlink:show="embed" xlink:actuate="onLoad" draw:mime-type="image/png">
                <text:p/>
              </draw:image>
            </draw:frame>
          </draw:g>
        </draw:g>
        <draw:connector draw:style-name="gr13" draw:text-style-name="P5" draw:layer="layout" draw:line-skew="0.125cm" svg:x1="8.179cm" svg:y1="8.738cm" svg:x2="12.432cm" svg:y2="10.932cm" draw:start-shape="id4" draw:start-glue-point="2" draw:end-shape="id5" draw:end-glue-point="0" svg:d="M8179 8738v1422h4253v772" svg:viewBox="0 0 4254 2195">
          <text:p/>
        </draw:connector>
        <draw:rect draw:style-name="gr5" draw:text-style-name="P8" xml:id="id9" draw:id="id9" draw:layer="layout" svg:width="3.693cm" svg:height="2.085cm" svg:x="11.229cm" svg:y="7.302cm">
          <text:p text:style-name="P7"><text:span text:style-name="T4">Ontological</text:span></text:p>
          <text:p text:style-name="P7"><text:span text:style-name="T4">MERFISH-based</text:span></text:p>
          <text:p text:style-name="P7"><text:span text:style-name="T4">simplification</text:span></text:p>
        </draw:rect>
        <draw:connector draw:style-name="gr6" draw:text-style-name="P5" draw:layer="layout" draw:type="line" svg:x1="3.592cm" svg:y1="14.229cm" svg:x2="4.762cm" svg:y2="14.229cm" draw:start-shape="id6" draw:start-glue-point="1" draw:end-shape="id7" draw:end-glue-point="3" svg:d="M3592 14229h1170" svg:viewBox="0 0 1171 1">
          <text:p/>
        </draw:connector>
        <draw:connector draw:style-name="gr13" draw:text-style-name="P5" draw:layer="layout" draw:line-skew="-0.31cm" svg:x1="3.216cm" svg:y1="11.507cm" svg:x2="1.954cm" svg:y2="13.257cm" draw:start-shape="id3" draw:start-glue-point="2" draw:end-shape="id6" draw:end-glue-point="0" svg:d="M3216 11507v765h-1262v985" svg:viewBox="0 0 1263 1751">
          <text:p/>
        </draw:connector>
        <draw:frame draw:style-name="gr14" draw:text-style-name="P5" draw:layer="layout" svg:width="1.876cm" svg:height="0.512cm" draw:transform="rotate (1.5707963267949) translate (0.635cm 18.386cm)">
          <draw:image xlink:href="Pictures/100000010000005E0000001A11A924BF.png" xlink:type="simple" xlink:show="embed" xlink:actuate="onLoad" draw:mime-type="image/png">
            <text:p/>
          </draw:image>
        </draw:frame>
        <draw:connector draw:style-name="gr13" draw:text-style-name="P5" draw:layer="layout" svg:x1="10.983cm" svg:y1="5.366cm" svg:x2="13.075cm" svg:y2="7.302cm" draw:start-shape="id8" draw:start-glue-point="2" draw:end-shape="id9" draw:end-glue-point="0" svg:d="M10983 5366v891h2092v1045" svg:viewBox="0 0 2093 1937">
          <text:p/>
        </draw:connector>
        <draw:rect draw:style-name="gr5" draw:text-style-name="P8" xml:id="id5" draw:id="id5" draw:layer="layout" svg:width="3.709cm" svg:height="2.085cm" svg:x="10.578cm" svg:y="10.932cm">
          <text:p text:style-name="P7"><text:span text:style-name="T4">Section and </text:span></text:p>
          <text:p text:style-name="P7"><text:span text:style-name="T4">FOV</text:span></text:p>
          <text:p text:style-name="P7"><text:span text:style-name="T4">matched</text:span></text:p>
        </draw:rect>
        <draw:rect draw:style-name="gr5" draw:text-style-name="P8" xml:id="id6" draw:id="id6" draw:layer="layout" svg:width="3.275cm" svg:height="1.945cm" svg:x="0.317cm" svg:y="13.257cm">
          <text:p text:style-name="P7"><text:span text:style-name="T4">Conjoin</text:span></text:p>
          <text:p text:style-name="P7"><text:span text:style-name="T4">anatomical</text:span></text:p>
          <text:p text:style-name="P7"><text:span text:style-name="T4">labels</text:span></text:p>
        </draw:rect>
        <draw:frame draw:style-name="gr8" draw:text-style-name="P6" draw:layer="layout" svg:width="5.547cm" svg:height="0.763cm" svg:x="7.168cm" svg:y="0.355cm">
          <draw:text-box>
            <text:p><text:span text:style-name="T3">AllenCCFv3</text:span></text:p>
          </draw:text-box>
        </draw:frame>
        <draw:frame draw:style-name="gr8" draw:text-style-name="P6" draw:layer="layout" svg:width="5.547cm" svg:height="0.763cm" svg:x="7.168cm" svg:y="0.355cm">
          <draw:text-box>
            <text:p><text:span text:style-name="T3">AllenCCFv3</text:span></text:p>
          </draw:text-box>
        </draw:frame>
        <draw:frame draw:style-name="gr3" draw:text-style-name="P2" draw:layer="layout" svg:width="1.298cm" svg:height="0.549cm" svg:x="0.2cm" svg:y="18.415cm">
          <draw:image xlink:href="Pictures/100000010000009C00000042CA911374.png" xlink:type="simple" xlink:show="embed" xlink:actuate="onLoad" draw:mime-type="image/png">
            <text:p/>
          </draw:image>
        </draw:frame>
        <draw:g draw:style-name="gr1" xml:id="id10" draw:id="id10">
          <draw:rect draw:style-name="gr15" draw:text-style-name="P9" draw:layer="layout" svg:width="11.295cm" svg:height="4.346cm" svg:x="2.522cm" svg:y="16.827cm">
            <text:p/>
          </draw:rect>
          <draw:frame draw:style-name="gr14" draw:text-style-name="P5" draw:layer="layout" svg:width="2.92cm" svg:height="0.491cm" svg:x="6.998cm" svg:y="20.575cm">
            <draw:image xlink:href="Pictures/1000000100000174000000422145A109.png" xlink:type="simple" xlink:show="embed" xlink:actuate="onLoad" draw:mime-type="image/png">
              <text:p/>
            </draw:image>
          </draw:frame>
          <draw:g draw:style-name="gr1">
            <draw:g draw:style-name="gr1">
              <draw:custom-shape draw:style-name="gr16" draw:text-style-name="P1" draw:layer="layout" svg:width="4.206cm" svg:height="2.576cm" svg:x="9.477cm" svg:y="17.9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2">
              <draw:frame draw:style-name="gr17" draw:text-style-name="P2" draw:layer="layout" svg:width="1.897cm" svg:height="2.302cm" svg:x="11.632cm" svg:y="18.049cm">
                <draw:image xlink:href="Pictures/10000001000001480000019A3B968DC0.png" xlink:type="simple" xlink:show="embed" xlink:actuate="onLoad" draw:mime-type="image/png">
                  <text:p/>
                </draw:image>
              </draw:frame>
              <draw:frame draw:style-name="gr17" draw:text-style-name="P2" draw:layer="layout" svg:width="1.898cm" svg:height="2.302cm" svg:x="9.63cm" svg:y="18.049cm">
                <draw:image xlink:href="Pictures/10000001000001480000019CBE9DCEEC.png" xlink:type="simple" xlink:show="embed" xlink:actuate="onLoad" draw:mime-type="image/png">
                  <text:p/>
                </draw:image>
              </draw:frame>
            </draw:g>
          </draw:g>
          <draw:g draw:style-name="gr1">
            <draw:custom-shape draw:style-name="gr18" draw:text-style-name="P1" draw:layer="layout" svg:width="4.744cm" svg:height="2.576cm" svg:x="2.637cm" svg:y="17.9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2" draw:layer="layout" svg:width="2.434cm" svg:height="2.301cm" svg:x="4.826cm" svg:y="18.04cm">
              <draw:image xlink:href="Pictures/10000001000000F60000013008A6DD93.png" xlink:type="simple" xlink:show="embed" xlink:actuate="onLoad" draw:mime-type="image/png">
                <text:p/>
              </draw:image>
            </draw:frame>
            <draw:frame draw:style-name="gr17" draw:text-style-name="P2" draw:layer="layout" svg:width="1.934cm" svg:height="2.301cm" svg:x="2.778cm" svg:y="18.04cm">
              <draw:image xlink:href="Pictures/10000001000000EA00000130F701782B.png" xlink:type="simple" xlink:show="embed" xlink:actuate="onLoad" draw:mime-type="image/png">
                <text:p/>
              </draw:image>
            </draw:frame>
          </draw:g>
          <draw:frame draw:style-name="gr19" draw:text-style-name="P6" draw:layer="layout" svg:width="10.335cm" svg:height="1.029cm" svg:x="2.387cm" svg:y="16.827cm">
            <draw:text-box>
              <text:p><text:span text:style-name="T3">MERFISH/AllenCCFv3 mapping</text:span></text:p>
            </draw:text-box>
          </draw:frame>
          <draw:frame draw:style-name="gr14" draw:text-style-name="P5" draw:layer="layout" svg:width="1.944cm" svg:height="0.499cm" draw:transform="rotate (-3.14159265358979) translate (9.421cm 19.438cm)">
            <draw:image xlink:href="Pictures/100000010000005E0000001A11A924BF.png" xlink:type="simple" xlink:show="embed" xlink:actuate="onLoad" draw:mime-type="image/png">
              <text:p/>
            </draw:image>
          </draw:frame>
        </draw:g>
        <draw:connector draw:style-name="gr13" draw:text-style-name="P5" draw:layer="layout" draw:line-skew="0cm -0.201cm" svg:x1="12.432cm" svg:y1="13.017cm" svg:x2="13.817cm" svg:y2="19cm" draw:start-shape="id5" draw:start-glue-point="2" draw:end-shape="id10" draw:end-glue-point="1" svg:d="M12432 13017v2105h2238v3878h-853" svg:viewBox="0 0 2239 5984">
          <text:p/>
        </draw:connector>
        <draw:connector draw:style-name="gr13" draw:text-style-name="P5" draw:layer="layout" svg:x1="11.229cm" svg:y1="8.344cm" svg:x2="10.008cm" svg:y2="7.544cm" draw:start-shape="id9" draw:start-glue-point="3" draw:end-shape="id4" draw:end-glue-point="1" svg:d="M11229 8344h-410v-800h-811" svg:viewBox="0 0 1222 801">
          <text:p/>
        </draw:connector>
        <draw:connector draw:style-name="gr13" draw:text-style-name="P5" draw:layer="layout" draw:line-skew="-6.035cm -0.281cm" svg:x1="6.984cm" svg:y1="15.423cm" svg:x2="2.387cm" svg:y2="19cm" draw:start-shape="id7" draw:start-glue-point="2" draw:end-shape="id10" draw:end-glue-point="3" svg:d="M6984 15423v769h-5397v2808h800" svg:viewBox="0 0 5398 357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6:41.364603929</meta:creation-date>
    <dc:date>2024-03-26T09:26:38.092564695</dc:date>
    <meta:editing-duration>PT13H45M43S</meta:editing-duration>
    <meta:editing-cycles>4</meta:editing-cycles>
    <meta:generator>LibreOffice/7.6.4.1$MacOSX_X86_64 LibreOffice_project/e19e193f88cd6c0525a17fb7a176ed8e6a3e2aa1</meta:generator>
    <meta:document-statistic meta:object-count="61"/>
  </office:meta>
</office:document-meta>
</file>